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2.675cm"/>
      <style:paragraph-properties style:writing-mode="lr-tb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815cm"/>
      <style:paragraph-properties style:writing-mode="lr-tb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855cm"/>
      <style:paragraph-properties style:writing-mode="lr-tb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.175cm" svg:height="1.27cm" svg:x="1.78cm" svg:y="0.825cm">
          <text:p text:style-name="P1">Time sta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5.18cm" svg:y="0.825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7.68cm" svg:y="0.825cm">
          <text:p text:style-name="P1">Roo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6cm" svg:height="1.27cm" svg:x="10.18cm" svg:y="0.825cm">
          <text:p text:style-name="P1">in/out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7cm" svg:height="1.826cm" svg:x="0.845cm" svg:y="0.469cm">
          <draw:text-box>
            <text:p><text:span text:style-name="T1">(</text:span></text:p>
          </draw:text-box>
        </draw:frame>
        <draw:frame draw:style-name="gr5" draw:text-style-name="P3" draw:layer="layout" svg:width="1.27cm" svg:height="1.826cm" svg:x="11.945cm" svg:y="0.469cm">
          <draw:text-box>
            <text:p><text:span text:style-name="T1">)</text:span></text:p>
          </draw:text-box>
        </draw:frame>
        <draw:custom-shape draw:style-name="gr1" draw:text-style-name="P2" draw:layer="layout" svg:width="3.175cm" svg:height="1.27cm" svg:x="1.78cm" svg:y="3.625cm">
          <text:p text:style-name="P1">12.07.2024 14:37:0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5.18cm" svg:y="3.625cm">
          <text:p text:style-name="P1">H32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7.68cm" svg:y="3.625cm">
          <text:p text:style-name="P1">Z 54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6cm" svg:height="1.27cm" svg:x="10.18cm" svg:y="3.625cm">
          <text:p text:style-name="P1">in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545cm" svg:height="1.826cm" svg:x="0.57cm" svg:y="3.269cm">
          <draw:text-box>
            <text:p><text:span text:style-name="T1">[</text:span><text:span text:style-name="T1">(</text:span></text:p>
          </draw:text-box>
        </draw:frame>
        <draw:frame draw:style-name="gr7" draw:text-style-name="P3" draw:layer="layout" svg:width="1.695cm" svg:height="3.401cm" svg:x="11.945cm" svg:y="3.269cm">
          <draw:text-box>
            <text:p><text:span text:style-name="T1">),</text:span></text:p>
          </draw:text-box>
        </draw:frame>
        <draw:custom-shape draw:style-name="gr1" draw:text-style-name="P2" draw:layer="layout" svg:width="3.175cm" svg:height="1.27cm" svg:x="13.78cm" svg:y="3.625cm">
          <text:p text:style-name="P1">12.07.2024 16:17:1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15cm" svg:height="1.27cm" svg:x="17.18cm" svg:y="3.625cm">
          <text:p text:style-name="P1">H32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5cm" svg:height="1.27cm" svg:x="19.68cm" svg:y="3.625cm">
          <text:p text:style-name="P1">Z 54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6cm" svg:height="1.27cm" svg:x="22.18cm" svg:y="3.625cm">
          <text:p text:style-name="P1">out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7cm" svg:height="1.826cm" svg:x="12.845cm" svg:y="3.269cm">
          <draw:text-box>
            <text:p><text:span text:style-name="T1">(</text:span></text:p>
          </draw:text-box>
        </draw:frame>
        <draw:frame draw:style-name="gr8" draw:text-style-name="P3" draw:layer="layout" svg:width="6.47cm" svg:height="1.826cm" svg:x="23.945cm" svg:y="3.275cm">
          <draw:text-box>
            <text:p><text:span text:style-name="T1">), </text:span><text:span text:style-name="T1">… </text:span><text:span text:style-name="T1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4T16:48:03.498281345</meta:creation-date>
    <dc:date>2024-10-20T16:25:37.606449057</dc:date>
    <meta:editing-duration>PT36M29S</meta:editing-duration>
    <meta:editing-cycles>4</meta:editing-cycles>
    <meta:generator>LibreOffice/7.3.7.2$Linux_X86_64 LibreOffice_project/30$Build-2</meta:generator>
    <meta:document-statistic meta:object-count="41"/>
  </office:meta>
</office:document-meta>
</file>